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89cm"/>
    </style:style>
    <style:style style:name="co3" style:family="table-column">
      <style:table-column-properties fo:break-before="auto" style:column-width="3.524cm"/>
    </style:style>
    <style:style style:name="co4" style:family="table-column">
      <style:table-column-properties fo:break-before="auto" style:column-width="4.81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0.74pt solid #000000" style:text-align-source="fix" style:repeat-content="false" fo:wrap-option="wrap" fo:border-left="2.24pt solid #000000" fo:border-right="0.74pt solid #000000" fo:border-top="2.2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7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center" fo:margin-left="0cm"/>
    </style:style>
    <style:style style:name="ce7" style:family="table-cell" style:parent-style-name="Accent_20_3">
      <style:table-cell-properties fo:border-bottom="0.7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0.74pt solid #000000" fo:border-left="2.24pt solid #000000" fo:border-right="0.74pt solid #000000" fo:border-top="0.74pt solid #000000"/>
    </style:style>
    <style:style style:name="ce9" style:family="table-cell" style:parent-style-name="Accent_20_3">
      <style:table-cell-properties fo:border-bottom="2.2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0.74pt solid #000000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12" style:family="table-cell" style:parent-style-name="Accent_20_3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fo:border="0.74pt solid #000000"/>
    </style:style>
    <style:style style:name="ce14" style:family="table-cell" style:parent-style-name="Accent_20_3">
      <style:table-cell-properties fo:border-bottom="2.24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0.74pt solid #000000" style:text-align-source="fix" style:repeat-content="false" fo:wrap-option="wrap" fo:border-left="0.74pt solid #000000" fo:border-right="2.24pt solid #000000" fo:border-top="2.2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Accent_20_3">
      <style:table-cell-properties fo:border-bottom="0.74pt solid #000000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</style:style>
    <style:style style:name="ce17" style:family="table-cell" style:parent-style-name="Accent_20_3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9" style:family="table-cell" style:parent-style-name="Accent_20_3">
      <style:table-cell-properties fo:border-bottom="2.24pt solid #000000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0.74pt solid #000000" style:text-align-source="fix" style:repeat-content="false" fo:wrap-option="wrap" fo:border-left="0.74pt solid #000000" fo:border-right="2.24pt solid #000000" fo:border-top="2.24pt solid #000000" style:vertical-align="middle"/>
      <style:paragraph-properties fo:text-align="center" fo:margin-left="0cm"/>
    </style:style>
    <style:style style:name="ce31" style:family="table-cell" style:parent-style-name="Accent_20_3">
      <style:table-cell-properties fo:border-bottom="0.74pt solid #000000" fo:border-left="0.74pt solid #000000" fo:border-right="2.24pt solid #000000" fo:border-top="0.74pt solid #000000"/>
    </style:style>
    <style:style style:name="T1" style:family="text">
      <style:text-properties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1" table:default-cell-style-name="ce4"/>
        <table:table-column table:style-name="co4" table:default-cell-style-name="ce4"/>
        <table:table-column table:style-name="co1" table:number-columns-repeated="1019" table:default-cell-style-name="ce4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5" office:value-type="string" calcext:value-type="string">
            <text:p>Parts</text:p>
          </table:table-cell>
          <table:table-cell table:style-name="ce10" office:value-type="string" calcext:value-type="string">
            <text:p>Quantity</text:p>
          </table:table-cell>
          <table:table-cell table:style-name="ce15" office:value-type="string" calcext:value-type="string" table:number-columns-spanned="2" table:number-rows-spanned="1">
            <text:p>Where to find</text:p>
          </table:table-cell>
          <table:covered-table-cell table:style-name="ce19"/>
          <table:table-cell table:number-columns-repeated="1018"/>
        </table:table-row>
        <table:table-row table:style-name="ro1">
          <table:table-cell table:number-columns-repeated="2"/>
          <table:table-cell table:style-name="ce6" office:value-type="string" calcext:value-type="string">
            <text:p>M3x30mm</text:p>
          </table:table-cell>
          <table:table-cell table:style-name="ce11" office:value-type="float" office:value="8" calcext:value-type="float">
            <text:p>8</text:p>
          </table:table-cell>
          <table:table-cell table:style-name="ce27" office:value-type="string" calcext:value-type="string" table:number-columns-spanned="2" table:number-rows-spanned="3">
            <text:p><text:a xlink:href="https://nl.aliexpress.com/item/1005007475378895.html?spm=a2g0o.productlist.main.1.8d6f4796wv7moe&amp;algo_pvid=eed3b3f9-e4fd-4384-8d22-a321137c69bd&amp;algo_exp_id=eed3b3f9-e4fd-4384-8d22-a321137c69bd-0&amp;pdp_npi=4@dis!EUR!12.82!7.49!!!94.82!55.40!@211b612517348896455801702eb50d!12000040904955452!sea!FR!2028984410!X&amp;curPageLogUid=v9G36VTjvOJi&amp;utparam-url=scene%3Asearch%7Cquery_from%3A" xlink:type="simple">link</text:a></text:p>
          </table:table-cell>
          <table:covered-table-cell table:style-name="ce27"/>
          <table:table-cell table:number-columns-repeated="1018"/>
        </table:table-row>
        <table:table-row table:style-name="ro1">
          <table:table-cell table:number-columns-repeated="2"/>
          <table:table-cell table:style-name="ce7" office:value-type="string" calcext:value-type="string">
            <text:p>M3x20mm</text:p>
          </table:table-cell>
          <table:table-cell table:style-name="ce12" office:value-type="float" office:value="6" calcext:value-type="float">
            <text:p>6</text:p>
          </table:table-cell>
          <table:covered-table-cell table:style-name="ce12"/>
          <table:covered-table-cell table:style-name="ce27"/>
          <table:table-cell table:number-columns-repeated="1018"/>
        </table:table-row>
        <table:table-row table:style-name="ro1">
          <table:table-cell table:number-columns-repeated="2"/>
          <table:table-cell table:style-name="ce6" office:value-type="string" calcext:value-type="string">
            <text:p>M3x6mm</text:p>
          </table:table-cell>
          <table:table-cell table:style-name="ce11" office:value-type="float" office:value="2" calcext:value-type="float">
            <text:p>2</text:p>
          </table:table-cell>
          <table:covered-table-cell table:style-name="ce12"/>
          <table:covered-table-cell table:style-name="ce27"/>
          <table:table-cell table:number-columns-repeated="1018"/>
        </table:table-row>
        <table:table-row table:style-name="ro1">
          <table:table-cell table:number-columns-repeated="2"/>
          <table:table-cell table:style-name="ce7" office:value-type="string" calcext:value-type="string">
            <text:p>M3 inserts</text:p>
          </table:table-cell>
          <table:table-cell table:style-name="ce12" office:value-type="float" office:value="6" calcext:value-type="float">
            <text:p>6</text:p>
          </table:table-cell>
          <table:table-cell table:style-name="ce27" office:value-type="string" calcext:value-type="string" table:number-columns-spanned="2" table:number-rows-spanned="1">
            <text:p><text:a xlink:href="https://nl.aliexpress.com/item/1005003582355741.html?spm=a2g0o.productlist.main.1.5112207eq0sR0X&amp;algo_pvid=6c8181fb-6489-4e71-bc89-ebcc3af26a8a&amp;algo_exp_id=6c8181fb-6489-4e71-bc89-ebcc3af26a8a-0&amp;pdp_npi=4%40dis%21EUR%211.84%211.84%21%21%211.86%211.86%21%40211b612817348897814546636e9757%2112000026370649751%21sea%21FR%212028984410%21X&amp;curPageLogUid=6tGbqqBE6s7K&amp;utparam-url=scene%3Asearch%7Cquery_from%3A" xlink:type="simple">link</text:a></text:p>
          </table:table-cell>
          <table:covered-table-cell table:style-name="ce27"/>
          <table:table-cell table:number-columns-repeated="1018"/>
        </table:table-row>
        <table:table-row table:style-name="ro1">
          <table:table-cell table:number-columns-repeated="2"/>
          <table:table-cell table:style-name="ce6" office:value-type="string" calcext:value-type="string">
            <text:p>5mm rod</text:p>
          </table:table-cell>
          <table:table-cell table:style-name="ce11" office:value-type="string" calcext:value-type="string">
            <text:p>&gt; 6cm</text:p>
          </table:table-cell>
          <table:table-cell table:style-name="ce27" office:value-type="string" calcext:value-type="string" table:number-columns-spanned="2" table:number-rows-spanned="1">
            <text:p>hardware store</text:p>
          </table:table-cell>
          <table:covered-table-cell table:style-name="ce27"/>
          <table:table-cell table:number-columns-repeated="1018"/>
        </table:table-row>
        <table:table-row table:style-name="ro1">
          <table:table-cell table:number-columns-repeated="2"/>
          <table:table-cell table:style-name="ce7" office:value-type="string" calcext:value-type="string">
            <text:p>6mm O-ring</text:p>
          </table:table-cell>
          <table:table-cell table:style-name="ce12" office:value-type="float" office:value="1" calcext:value-type="float">
            <text:p>1</text:p>
          </table:table-cell>
          <table:table-cell table:style-name="ce27" office:value-type="string" calcext:value-type="string" table:number-columns-spanned="2" table:number-rows-spanned="1">
            <text:p><text:a xlink:href="https://nl.aliexpress.com/item/1005006755981142.html?spm=a2g0o.productlist.main.3.dabe1368dtYrHY&amp;algo_pvid=f4a795ff-cab7-4b68-8adb-13090d0e1198&amp;algo_exp_id=f4a795ff-cab7-4b68-8adb-13090d0e1198-1&amp;pdp_npi=4@dis!EUR!1.14!1.14!!!1.15!1.15!@210384cc17348902569951292eb2dc!12000038198072163!sea!FR!2028984410!X&amp;curPageLogUid=RAvgRSncwYSX&amp;utparam-url=scene%3Asearch%7Cquery_from%3A" xlink:type="simple">link</text:a></text:p>
          </table:table-cell>
          <table:covered-table-cell table:style-name="ce27"/>
          <table:table-cell table:number-columns-repeated="1018"/>
        </table:table-row>
        <table:table-row table:style-name="ro2">
          <table:table-cell table:number-columns-repeated="2"/>
          <table:table-cell table:style-name="ce6" office:value-type="string" calcext:value-type="string">
            <text:p>magazine spring 0.4x6x300mm</text:p>
          </table:table-cell>
          <table:table-cell table:style-name="ce11" office:value-type="float" office:value="1" calcext:value-type="float">
            <text:p>1</text:p>
          </table:table-cell>
          <table:table-cell table:style-name="ce27" office:value-type="string" calcext:value-type="string" table:number-columns-spanned="2" table:number-rows-spanned="1">
            <text:p><text:a xlink:href="https://www.aliexpress.com/item/1005003776003249.html?pdp_npi=4%40dis%21EUR%21€%203%2C70%21€%203%2C69%21%21%213.76%213.75%21%40211b613917350452615971658e2f57%2112000027125385378%21sh%21FR%212028984410%21X&amp;spm=a2g0o.store_pc_allItems_or_groupList.new_all_items_2007599320221.1005003776003249" xlink:type="simple">link</text:a></text:p>
          </table:table-cell>
          <table:covered-table-cell table:style-name="ce27"/>
          <table:table-cell table:number-columns-repeated="1018"/>
        </table:table-row>
        <table:table-row table:style-name="ro2">
          <table:table-cell table:number-columns-repeated="2"/>
          <table:table-cell table:style-name="ce7" office:value-type="string" calcext:value-type="string">
            <text:p>6x1mm aluminium or steel pipe</text:p>
          </table:table-cell>
          <table:table-cell table:style-name="ce12" office:value-type="string" calcext:value-type="string">
            <text:p>&gt; 50 cm</text:p>
          </table:table-cell>
          <table:table-cell table:style-name="ce27" office:value-type="string" calcext:value-type="string" table:number-columns-spanned="2" table:number-rows-spanned="1">
            <text:p>hardware store</text:p>
          </table:table-cell>
          <table:covered-table-cell table:style-name="ce27"/>
          <table:table-cell table:number-columns-repeated="1018"/>
        </table:table-row>
        <table:table-row table:style-name="ro1">
          <table:table-cell table:number-columns-repeated="2"/>
          <table:table-cell table:style-name="ce6" office:value-type="string" calcext:value-type="string">
            <text:p>8x5mm tubing</text:p>
          </table:table-cell>
          <table:table-cell table:style-name="ce11" office:value-type="string" calcext:value-type="string">
            <text:p>&gt; 60 cm</text:p>
          </table:table-cell>
          <table:table-cell table:style-name="ce27" office:value-type="string" calcext:value-type="string" table:number-columns-spanned="2" table:number-rows-spanned="2">
            <text:p><text:a xlink:href="https://nl.aliexpress.com/item/4001000876771.html?spm=a2g0o.productlist.main.29.7ef2398cjdoAqz&amp;algo_pvid=3dd7bc84-8497-4a03-b77e-84fbd99111b8&amp;algo_exp_id=3dd7bc84-8497-4a03-b77e-84fbd99111b8-14&amp;pdp_npi=4%40dis%21EUR%210.41%210.40%21%21%210.42%210.41%21%40211b615317348904330268721ed355%2110000013331511060%21sea%21FR%212028984410%21X&amp;curPageLogUid=awP4i7sPNNBE&amp;utparam-url=scene%3Asearch%7Cquery_from%3A" xlink:type="simple">link</text:a></text:p>
          </table:table-cell>
          <table:covered-table-cell table:style-name="ce31"/>
          <table:table-cell table:number-columns-repeated="1018"/>
        </table:table-row>
        <table:table-row table:style-name="ro1">
          <table:table-cell table:number-columns-repeated="2"/>
          <table:table-cell table:style-name="ce7" office:value-type="string" calcext:value-type="string">
            <text:p>6x1mm tubing</text:p>
          </table:table-cell>
          <table:table-cell table:style-name="ce12" office:value-type="string" calcext:value-type="string">
            <text:p>&gt; 5 cm</text:p>
          </table:table-cell>
          <table:covered-table-cell table:style-name="ce12"/>
          <table:covered-table-cell table:style-name="ce31"/>
          <table:table-cell table:number-columns-repeated="1018"/>
        </table:table-row>
        <table:table-row table:style-name="ro1">
          <table:table-cell table:number-columns-repeated="2"/>
          <table:table-cell table:style-name="ce6" office:value-type="string" calcext:value-type="string">
            <text:p>Pressure regulator</text:p>
          </table:table-cell>
          <table:table-cell table:style-name="ce11" office:value-type="float" office:value="1" calcext:value-type="float">
            <text:p>1</text:p>
          </table:table-cell>
          <table:table-cell table:style-name="ce27" office:value-type="string" calcext:value-type="string" table:number-columns-spanned="2" table:number-rows-spanned="1">
            <text:p><text:a xlink:href="https://nl.aliexpress.com/item/1005007285924544.html?spm=a2g0o.productlist.main.9.585f24f4CGI02o&amp;algo_pvid=ed25e57a-65ae-42b8-ab87-360b64d84899&amp;algo_exp_id=ed25e57a-65ae-42b8-ab87-360b64d84899-4&amp;pdp_npi=4%40dis%21EUR%217.30%217.29%21%21%217.39%217.38%21%402103894417348905261093965e86da%2112000040071794241%21sea%21FR%212028984410%21X&amp;curPageLogUid=0iuFJNG3hsSo&amp;utparam-url=scene%3Asearch%7Cquery_from%3A" xlink:type="simple">link</text:a></text:p>
          </table:table-cell>
          <table:covered-table-cell table:style-name="ce27"/>
          <table:table-cell table:number-columns-repeated="1018"/>
        </table:table-row>
        <table:table-row table:style-name="ro1">
          <table:table-cell table:number-columns-repeated="2"/>
          <table:table-cell table:style-name="ce7" office:value-type="string" calcext:value-type="string">
            <text:p>Microswitch</text:p>
          </table:table-cell>
          <table:table-cell table:style-name="ce12" office:value-type="float" office:value="1" calcext:value-type="float">
            <text:p>1</text:p>
          </table:table-cell>
          <table:table-cell table:style-name="ce27" office:value-type="string" calcext:value-type="string" table:number-columns-spanned="2" table:number-rows-spanned="1">
            <text:p><text:a xlink:href="https://nl.aliexpress.com/item/1005006047541264.html?spm=a2g0o.productlist.main.61.6fb16e66fth9Rf&amp;algo_pvid=1909e1ee-d0c0-45a5-a0f9-83ad3f0dbb4f&amp;algo_exp_id=1909e1ee-d0c0-45a5-a0f9-83ad3f0dbb4f-30&amp;pdp_npi=4%40dis%21EUR%211.84%212.00%21%21%2113.61%2114.74%21%4021038e1e17348905994237039eaec0%2112000035479186388%21sea%21FR%212028984410%21X&amp;curPageLogUid=bgdQqJtkLRW0&amp;utparam-url=scene%3Asearch%7Cquery_from%3A" xlink:type="simple">link</text:a></text:p>
          </table:table-cell>
          <table:covered-table-cell table:style-name="ce27"/>
          <table:table-cell table:number-columns-repeated="1018"/>
        </table:table-row>
        <table:table-row table:style-name="ro1">
          <table:table-cell table:number-columns-repeated="2"/>
          <table:table-cell table:style-name="ce6" office:value-type="string" calcext:value-type="string">
            <text:p>Arduino/ESP32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<text:a xlink:href="https://www.alldatasheet.fr/datasheet-pdf/pdf/87299/VISHAY/SUP70N03-09BP.html" xlink:type="simple">Arduino</text:a></text:p>
          </table:table-cell>
          <table:table-cell table:style-name="ce27" office:value-type="string" calcext:value-type="string">
            <text:p><text:a xlink:href="https://www.aliexpress.com/item/1005006599448997.html?pdp_npi=4@dis!EUR!€%202%2C60!€%202%2C60!!!19.31!19.29!@211b805417350451382932796d7216!12000037780878226!sh!FR!2028984410!X&amp;spm=a2g0o.store_pc_home.allitems_choice_2006381117547.1005006599448997" xlink:type="simple">ESP32</text:a>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" office:value-type="string" calcext:value-type="string">
            <text:p>Battery cell</text:p>
          </table:table-cell>
          <table:table-cell table:style-name="ce12" office:value-type="float" office:value="1" calcext:value-type="float">
            <text:p>1</text:p>
          </table:table-cell>
          <table:table-cell table:style-name="ce27" office:value-type="string" calcext:value-type="string" table:number-columns-spanned="2" table:number-rows-spanned="1">
            <text:p>Salvage from an old E-cigarette</text:p>
          </table:table-cell>
          <table:covered-table-cell table:style-name="ce27"/>
          <table:table-cell table:number-columns-repeated="1018"/>
        </table:table-row>
        <table:table-row table:style-name="ro1">
          <table:table-cell table:number-columns-repeated="2"/>
          <table:table-cell table:style-name="ce8" office:value-type="string" calcext:value-type="string">
            <text:p>Battery charger</text:p>
          </table:table-cell>
          <table:table-cell table:style-name="ce13"/>
          <table:table-cell table:style-name="ce17" office:value-type="string" calcext:value-type="string" table:number-columns-spanned="2" table:number-rows-spanned="1">
            <text:p><text:a xlink:href="https://www.aliexpress.com/item/1005006414844459.html?spm=a2g0o.productlist.main.27.4a5a2b86vN76Bi&amp;algo_pvid=6605abda-c2db-43f0-9451-787ad97f1ebd&amp;algo_exp_id=6605abda-c2db-43f0-9451-787ad97f1ebd-13&amp;pdp_npi=4%40dis%21EUR%211.89%211.89%21%21%2114.04%2114.04%21%402103956b17350457924864455e55fd%2112000037929818103%21sea%21FR%212028984410%21X&amp;curPageLogUid=MxR7sU9JXnln&amp;utparam-url=scene%3Asearch%7Cquery_from%3A" xlink:type="simple">link</text:a></text:p>
          </table:table-cell>
          <table:covered-table-cell table:style-name="ce31"/>
          <table:table-cell table:number-columns-repeated="1018"/>
        </table:table-row>
        <table:table-row table:style-name="ro1">
          <table:table-cell table:number-columns-repeated="2"/>
          <table:table-cell table:style-name="ce7" office:value-type="string" calcext:value-type="string">
            <text:p>Solenoid valve</text:p>
          </table:table-cell>
          <table:table-cell table:style-name="ce12" office:value-type="float" office:value="1" calcext:value-type="float">
            <text:p>1</text:p>
          </table:table-cell>
          <table:table-cell table:style-name="ce27" office:value-type="string" calcext:value-type="string" table:number-columns-spanned="2" table:number-rows-spanned="1">
            <text:p><text:a xlink:href="https://nl.aliexpress.com/item/1005005245082265.html?spm=a2g0o.order_list.order_list_main.40.1f2779d2w52iSE&amp;gatewayAdapt=glo2nld" xlink:type="simple">link</text:a></text:p>
          </table:table-cell>
          <table:covered-table-cell table:style-name="ce27"/>
          <table:table-cell table:number-columns-repeated="1018"/>
        </table:table-row>
        <table:table-row table:style-name="ro2">
          <table:table-cell table:number-columns-repeated="2"/>
          <table:table-cell table:style-name="ce6" office:value-type="string" calcext:value-type="string">
            <text:p>Transistor MOSFET SUP70N03-09BP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<text:a xlink:href="https://www.aliexpress.com/item/1005001344824282.html?spm=a2g0o.productlist.main.1.26e24936hKrPiR&amp;algo_pvid=113dd7de-0766-4c9c-bbe0-c25eb5a6d5b0&amp;algo_exp_id=113dd7de-0766-4c9c-bbe0-c25eb5a6d5b0-0&amp;pdp_npi=4%40dis%21EUR%211.46%211.46%21%21%211.48%211.48%21%40211b61a417350447860953403e40ac%2112000015764094690%21sea%21FR%212028984410%21X&amp;curPageLogUid=Gcekk3Mfph5v&amp;utparam-url=scene%3Asearch%7Cquery_from%3A" xlink:type="simple">link</text:a></text:p>
          </table:table-cell>
          <table:table-cell table:style-name="ce27" office:value-type="string" calcext:value-type="string">
            <text:p><text:a xlink:href="https://www.alldatasheet.fr/datasheet-pdf/pdf/87299/VISHAY/SUP70N03-09BP.html" xlink:type="simple">Datsheet</text:a>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" office:value-type="string" calcext:value-type="string">
            <text:p>Diode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<text:a xlink:href="https://www.amazon.fr/Haobase-IN4007-Diode-Redresseur-1000V/dp/B01F4SQ6KU/ref=sr_1_10?__mk_fr_FR=ÅMÅŽÕÑ&amp;crid=20TY2FV2JT3G5&amp;dib=eyJ2IjoiMSJ9.ZYnSYzm2lNCjObDQPbeC9uP7nbBgYciLSA20bZtVE0j6p4XuNscoXWWbkKZ783i7r5ALL_1GvGOabcQiTWqryp4WVmJy5NvHeO6QYrFzdcjbddSszHhwvRUJjziY_mBSrn_6DiqorDhMWYBZZv8h1YdJOR9Hosu_uZXsceKWozJCGAWSnAGjCvXS8MVD9uirLeEAMFJDsSEvWDgF_5suEDBCSpCol8bGGtlltELd_LQFgePXDXhFuuQUVpPhJ_W5ZyB3yCFNTrfXQMA3K2bDauSJGnYzpg-Xmd8pQOLvgF-rDCdDNrysncL7xN9Wpe1f55hw1468yzbdIU5zxQP9WE7ZKskk2Z-Q7s97c5TyOciPMZWe3fN4g7CO5LZF2s_NK9V-wgIJPyITOpXa9ffliprekPvExp0coNe4Thl-liLjK0-3RC3xo5xJSOLtoR7b.yL--rp0KSB9CdFdQ0OwIGLlV5WjyTaTMUlykDwLXz8c&amp;dib_tag=se&amp;keywords=1n4007&amp;nsdOptOutParam=true&amp;qid=1735044504&amp;sprefix=1n4007%2Caps%2C95&amp;sr=8-10" xlink:type="simple">link</text:a></text:p>
          </table:table-cell>
          <table:table-cell table:style-name="ce27" office:value-type="string" calcext:value-type="string">
            <text:p><text:a xlink:href="https://www.alldatasheet.fr/datasheet-pdf/download/58830/DIODES/1N4007.html" xlink:type="simple">Datasheet</text:a>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string" calcext:value-type="string">
            <text:p>Boost converter</text:p>
          </table:table-cell>
          <table:table-cell table:style-name="ce11" office:value-type="float" office:value="2" calcext:value-type="float">
            <text:p>2</text:p>
          </table:table-cell>
          <table:table-cell table:style-name="ce12" office:value-type="string" calcext:value-type="string">
            <text:p><text:a xlink:href="https://nl.aliexpress.com/item/1005006427245477.html?spm=a2g0o.productlist.main.69.1ba69635W8o5N4&amp;algo_pvid=3df532be-f419-40b7-9b67-dae4e0382125&amp;algo_exp_id=3df532be-f419-40b7-9b67-dae4e0382125-34&amp;pdp_npi=4%40dis%21EUR%214.49%214.49%21%21%2133.33%2133.33%21%4021039a5b17351545649647736e2bfd%2112000037129040098%21sea%21FR%212028984410%21X&amp;curPageLogUid=qM4PFa7GMaqa&amp;utparam-url=scene%3Asearch%7Cquery_from%3A" xlink:type="simple">link 1</text:a></text:p>
          </table:table-cell>
          <table:table-cell table:style-name="ce27" office:value-type="string" calcext:value-type="string">
            <text:p><text:a xlink:href="https://www.aliexpress.com/item/1005006361814667.html?spm=a2g0o.productlist.main.17.56806bccy4jxZ8&amp;algo_pvid=7d64b255-e741-4063-862e-1b653f7f7b6b&amp;algo_exp_id=7d64b255-e741-4063-862e-1b653f7f7b6b-8&amp;pdp_npi=4%40dis%21EUR%211.22%211.22%21%21%219.04%219.04%21%40211b61ae17350449155142461e58fd%2112000036895232308%21sea%21FR%212028984410%21X&amp;curPageLogUid=AJxYLMxZU3zd&amp;utparam-url=scene%3Asearch%7Cquery_from%3A" xlink:type="simple">link 2</text:a>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" office:value-type="string" calcext:value-type="string">
            <text:p>100k<text:span text:style-name="T1">Ω Resistor</text:span></text:p>
          </table:table-cell>
          <table:table-cell table:style-name="ce12" office:value-type="float" office:value="1" calcext:value-type="float">
            <text:p>1</text:p>
          </table:table-cell>
          <table:table-cell table:style-name="ce27" office:value-type="string" calcext:value-type="string" table:number-columns-spanned="2" table:number-rows-spanned="1">
            <text:p><text:a xlink:href="https://www.amazon.fr/20pcs-Metal-Film-Resistor-100K/dp/B0B3VJ5DVT/ref=sr_1_1?__mk_fr_FR=ÅMÅŽÕÑ&amp;crid=RERTI4Y77QNG&amp;dib=eyJ2IjoiMSJ9.QlO7h5w5ftn3jdec7pFP1rWjymF3lHRXp6Jc3n2WIEvKqD4fQc-xp8lS6cVJpFud5MTGsX9518OD9SFLdrbtB6i_bXiRaITzfOHaNwI0jLFUfp8up1vKqzqmDJYTWxfqqiB-EqPhuq2i7Hs_e4bbb_DQxoPeS809esWT3kCX0NJd4f2RNLcf5cV0uVR6UQASdWRPs4lhHq3j8cwDhHXj7l7YwAX1do42vucccjStm4RaV4pOxyRVz8h-wFXATer2EdWJfeHsyMJeDUou4JkzzRgrwwGrMBJk0zFaPpC58fUSHgq5HDArxdga_xpOhx6XZQTkVay0GgCIjYbq18M_xEIpRbGbEOHueKJVGUyjMD0fDYV65i8owWfbHKift6zy4mAHGqU2_odrhEcDfXoem9OZ_XOGOAyrZEjfskx8aFcc_AYnkrmf36wVjwgw6tp4.NIWLLUvubhjdMCufWp1eT3vzBukOS3BtFUu4tUyL3EU&amp;dib_tag=se&amp;keywords=resistor%2B100k&amp;nsdOptOutParam=true&amp;qid=1735044325&amp;sprefix=resistor%2B100k%2Caps%2C91&amp;sr=8-1&amp;th=1" xlink:type="simple">link</text:a></text:p>
          </table:table-cell>
          <table:covered-table-cell table:style-name="ce27"/>
          <table:table-cell table:number-columns-repeated="1018"/>
        </table:table-row>
        <table:table-row table:style-name="ro2">
          <table:table-cell table:number-columns-repeated="2"/>
          <table:table-cell table:style-name="ce6" office:value-type="string" calcext:value-type="string">
            <text:p>angled ¼ inch Air fitting </text:p>
          </table:table-cell>
          <table:table-cell table:style-name="ce11" office:value-type="float" office:value="1" calcext:value-type="float">
            <text:p>1</text:p>
          </table:table-cell>
          <table:table-cell table:style-name="ce27" office:value-type="string" calcext:value-type="string" table:number-columns-spanned="2" table:number-rows-spanned="1">
            <text:p><text:a xlink:href="https://nl.aliexpress.com/item/1005006956176652.html?spm=a2g0o.productlist.main.9.21be1f229kKDbz&amp;algo_pvid=846bcc40-6c95-41af-be18-bf74d3b8875e&amp;algo_exp_id=846bcc40-6c95-41af-be18-bf74d3b8875e-4&amp;pdp_npi=4%40dis%21EUR%211.20%211.20%21%21%211.21%211.21%21%40210390c917348986870488684eaf15%2112000038849533396%21sea%21FR%212028984410%21X&amp;curPageLogUid=4ZOku7uD8xNg&amp;utparam-url=scene%3Asearch%7Cquery_from%3A" xlink:type="simple">link</text:a></text:p>
          </table:table-cell>
          <table:covered-table-cell table:style-name="ce27"/>
          <table:table-cell table:number-columns-repeated="1018"/>
        </table:table-row>
        <table:table-row table:style-name="ro1">
          <table:table-cell table:number-columns-repeated="2"/>
          <table:table-cell table:style-name="ce7" office:value-type="string" calcext:value-type="string">
            <text:p>Small spring</text:p>
          </table:table-cell>
          <table:table-cell table:style-name="ce12" office:value-type="float" office:value="2" calcext:value-type="float">
            <text:p>2</text:p>
          </table:table-cell>
          <table:table-cell table:style-name="ce27" office:value-type="string" calcext:value-type="string" table:number-columns-spanned="2" table:number-rows-spanned="1">
            <text:p>in any mechanical pencil</text:p>
          </table:table-cell>
          <table:covered-table-cell table:style-name="ce27"/>
          <table:table-cell table:number-columns-repeated="1018"/>
        </table:table-row>
        <table:table-row table:style-name="ro2">
          <table:table-cell table:number-columns-repeated="2"/>
          <table:table-cell table:style-name="ce6" office:value-type="string" calcext:value-type="string">
            <text:p>Large spring</text:p>
          </table:table-cell>
          <table:table-cell table:style-name="ce11" office:value-type="string" calcext:value-type="string">
            <text:p>1 or 2</text:p>
          </table:table-cell>
          <table:table-cell table:style-name="ce27" office:value-type="string" calcext:value-type="string" table:number-columns-spanned="2" table:number-rows-spanned="1">
            <text:p>anything that fit will do (max diameter 9mm)</text:p>
          </table:table-cell>
          <table:covered-table-cell table:style-name="ce27"/>
          <table:table-cell table:number-columns-repeated="1018"/>
        </table:table-row>
        <table:table-row table:style-name="ro1">
          <table:table-cell table:number-columns-repeated="2"/>
          <table:table-cell table:style-name="ce9" office:value-type="string" calcext:value-type="string">
            <text:p>Metal sheet</text:p>
          </table:table-cell>
          <table:table-cell table:style-name="ce14" office:value-type="float" office:value="1" calcext:value-type="float">
            <text:p>1</text:p>
          </table:table-cell>
          <table:table-cell table:style-name="ce29" office:value-type="string" calcext:value-type="string" table:number-columns-spanned="2" table:number-rows-spanned="1">
            <text:p>Cut it from a metal box</text:p>
          </table:table-cell>
          <table:covered-table-cell table:style-name="ce29"/>
          <table:table-cell table:number-columns-repeated="1018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5">00/00/0000</text:date>, <text:time style:data-style-name="N2" text:time-value="20:20:57.41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2T18:44:14.128000000</meta:creation-date>
    <meta:editing-duration>PT33M32S</meta:editing-duration>
    <meta:editing-cycles>5</meta:editing-cycles>
    <meta:generator>LibreOffice/24.8.4.2$Windows_X86_64 LibreOffice_project/bb3cfa12c7b1bf994ecc5649a80400d06cd71002</meta:generator>
    <dc:date>2024-12-25T20:26:20.177000000</dc:date>
    <meta:print-date>2024-12-25T20:24:42.440000000</meta:print-date>
    <meta:printed-by>Fichiers PDF</meta:printed-by>
    <meta:document-statistic meta:table-count="1" meta:cell-count="75" meta:object-count="0"/>
  </office:meta>
</office:document-meta>
</file>